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7" style:parent-style-name="Normal" style:family="paragraph">
      <style:paragraph-properties fo:text-indent="0in"/>
    </style:style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P31" style:parent-style-name="ListParagraph" style:list-style-name="LFO2" style:family="paragraph"/>
    <style:style style:name="P32" style:parent-style-name="Normal" style:family="paragraph">
      <style:paragraph-properties fo:text-indent="0in"/>
    </style:style>
    <style:style style:name="P33" style:parent-style-name="ListParagraph" style:list-style-name="LFO2" style:family="paragraph"/>
    <style:style style:name="P34" style:parent-style-name="ListParagraph" style:list-style-name="LFO2" style:family="paragraph"/>
    <style:style style:name="P35" style:parent-style-name="Normal" style:family="paragraph">
      <style:paragraph-properties fo:text-indent="0in"/>
      <style:text-properties fo:language="en" fo:country="US"/>
    </style:style>
    <style:style style:name="P36" style:parent-style-name="Normal" style:family="paragraph">
      <style:paragraph-properties fo:text-indent="0in"/>
      <style:text-properties fo:language="en" fo:country="US"/>
    </style:style>
    <style:style style:name="P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" style:parent-style-name="gntyacmbo3b" style:family="text">
      <style:text-properties style:font-name="Lucida Console" style:font-name-asian="Times New Roman" fo:color="#FFFFFF" fo:language="en" fo:country="US"/>
    </style:style>
    <style:style style:name="P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" style:parent-style-name="gntyacmbo3b" style:family="text">
      <style:text-properties style:font-name="Lucida Console" style:font-name-asian="Times New Roman" fo:color="#FFFFFF" fo:language="en" fo:country="US"/>
    </style:style>
    <style:style style:name="P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" style:parent-style-name="gntyacmbo3b" style:family="text">
      <style:text-properties style:font-name="Lucida Console" style:font-name-asian="Times New Roman" fo:color="#FFFFFF" fo:language="en" fo:country="US"/>
    </style:style>
    <style:style style:name="P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5" style:parent-style-name="gntyacmbo3b" style:family="text">
      <style:text-properties style:font-name="Lucida Console" style:font-name-asian="Times New Roman" fo:color="#FFFFFF" fo:language="en" fo:country="US"/>
    </style:style>
    <style:style style:name="P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7" style:parent-style-name="gntyacmbo3b" style:family="text">
      <style:text-properties style:font-name="Lucida Console" style:font-name-asian="Times New Roman" fo:color="#FFFFFF" fo:language="en" fo:country="US"/>
    </style:style>
    <style:style style:name="P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9" style:parent-style-name="gntyacmbo3b" style:family="text">
      <style:text-properties style:font-name="Lucida Console" style:font-name-asian="Times New Roman" fo:color="#FFFFFF" fo:background-color="#00FF00"/>
    </style:style>
    <style:style style:name="T50" style:parent-style-name="gntyacmbo3b" style:family="text">
      <style:text-properties style:font-name="Lucida Console" style:font-name-asian="Times New Roman" fo:color="#FFFFFF"/>
    </style:style>
    <style:style style:name="T51" style:parent-style-name="gntyacmbo3b" style:family="text">
      <style:text-properties style:font-name="Lucida Console" style:font-name-asian="Times New Roman" fo:color="#FFFFFF" fo:background-color="#00FF00"/>
    </style:style>
    <style:style style:name="P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3" style:parent-style-name="gntyacmbo3b" style:family="text">
      <style:text-properties style:font-name="Lucida Console" style:font-name-asian="Times New Roman" fo:color="#FFFFFF"/>
    </style:style>
    <style:style style:name="P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5" style:parent-style-name="gntyacmbo3b" style:family="text">
      <style:text-properties style:font-name="Lucida Console" style:font-name-asian="Times New Roman" fo:color="#FFFFFF"/>
    </style:style>
    <style:style style:name="P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7" style:parent-style-name="gntyacmbo3b" style:family="text">
      <style:text-properties style:font-name="Lucida Console" style:font-name-asian="Times New Roman" fo:color="#FFFFFF" fo:background-color="#00FF00"/>
    </style:style>
    <style:style style:name="T58" style:parent-style-name="gntyacmbo3b" style:family="text">
      <style:text-properties style:font-name="Lucida Console" style:font-name-asian="Times New Roman" fo:color="#FFFFFF"/>
    </style:style>
    <style:style style:name="T59" style:parent-style-name="gntyacmbo3b" style:family="text">
      <style:text-properties style:font-name="Lucida Console" style:font-name-asian="Times New Roman" fo:color="#FFFFFF" fo:background-color="#00FF00"/>
    </style:style>
    <style:style style:name="P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1" style:parent-style-name="gntyacmbo3b" style:family="text">
      <style:text-properties style:font-name="Lucida Console" style:font-name-asian="Times New Roman" fo:color="#FFFFFF" fo:background-color="#00FF00"/>
    </style:style>
    <style:style style:name="T62" style:parent-style-name="gntyacmbo3b" style:family="text">
      <style:text-properties style:font-name="Lucida Console" style:font-name-asian="Times New Roman" fo:color="#FFFFFF"/>
    </style:style>
    <style:style style:name="T63" style:parent-style-name="gntyacmbo3b" style:family="text">
      <style:text-properties style:font-name="Lucida Console" style:font-name-asian="Times New Roman" fo:color="#FFFFFF" fo:background-color="#00FF00"/>
    </style:style>
    <style:style style:name="P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5" style:parent-style-name="gntyacmbo3b" style:family="text">
      <style:text-properties style:font-name="Lucida Console" style:font-name-asian="Times New Roman" fo:color="#FFFFFF"/>
    </style:style>
    <style:style style:name="P66" style:parent-style-name="Normal" style:family="paragraph">
      <style:paragraph-properties fo:text-indent="0in"/>
      <style:text-properties fo:language="en" fo:country="US"/>
    </style:style>
    <style:style style:name="P67" style:parent-style-name="ListParagraph" style:list-style-name="LFO2" style:family="paragraph">
      <style:text-properties fo:language="en" fo:country="US"/>
    </style:style>
    <style:style style:name="P68" style:parent-style-name="ListParagraph" style:list-style-name="LFO2" style:family="paragraph">
      <style:text-properties fo:language="en" fo:country="US"/>
    </style:style>
    <style:style style:name="P69" style:parent-style-name="ListParagraph" style:list-style-name="LFO2" style:family="paragraph">
      <style:text-properties fo:language="en" fo:country="US"/>
    </style:style>
    <style:style style:name="P70" style:parent-style-name="Normal" style:family="paragraph">
      <style:paragraph-properties fo:text-indent="0in"/>
      <style:text-properties fo:language="en" fo:country="US"/>
    </style:style>
    <style:style style:name="P71" style:parent-style-name="ListParagraph" style:list-style-name="LFO2" style:family="paragraph">
      <style:text-properties fo:language="en" fo:country="US"/>
    </style:style>
    <style:style style:name="P72" style:parent-style-name="ListParagraph" style:list-style-name="LFO2" style:family="paragraph">
      <style:text-properties fo:language="en" fo:country="US"/>
    </style:style>
    <style:style style:name="P73" style:parent-style-name="Normal" style:family="paragraph">
      <style:paragraph-properties fo:text-indent="0in"/>
      <style:text-properties fo:language="en" fo:country="US"/>
    </style:style>
    <style:style style:name="P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5" style:parent-style-name="gntyacmbo3b" style:family="text">
      <style:text-properties style:font-name="Lucida Console" style:font-name-asian="Times New Roman" fo:color="#FFFFFF" fo:language="en" fo:country="US"/>
    </style:style>
    <style:style style:name="P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7" style:parent-style-name="gntyacmbo3b" style:family="text">
      <style:text-properties style:font-name="Lucida Console" style:font-name-asian="Times New Roman" fo:color="#FFFFFF" fo:language="en" fo:country="US"/>
    </style:style>
    <style:style style:name="P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9" style:parent-style-name="gntyacmbo3b" style:family="text">
      <style:text-properties style:font-name="Lucida Console" style:font-name-asian="Times New Roman" fo:color="#FFFFFF" fo:language="en" fo:country="US"/>
    </style:style>
    <style:style style:name="P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" style:parent-style-name="gntyacmbo3b" style:family="text">
      <style:text-properties style:font-name="Lucida Console" style:font-name-asian="Times New Roman" fo:color="#FFFFFF" fo:language="en" fo:country="US"/>
    </style:style>
    <style:style style:name="P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" style:parent-style-name="gntyacmbo3b" style:family="text">
      <style:text-properties style:font-name="Lucida Console" style:font-name-asian="Times New Roman" fo:color="#FFFFFF" fo:language="en" fo:country="US"/>
    </style:style>
    <style:style style:name="P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" style:parent-style-name="gntyacmbo3b" style:family="text">
      <style:text-properties style:font-name="Lucida Console" style:font-name-asian="Times New Roman" fo:color="#FFFFFF"/>
    </style:style>
    <style:style style:name="T87" style:parent-style-name="gntyacmbo3b" style:family="text">
      <style:text-properties style:font-name="Lucida Console" style:font-name-asian="Times New Roman" fo:color="#FFFFFF" fo:background-color="#00FF00"/>
    </style:style>
    <style:style style:name="P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9" style:parent-style-name="gntyacmbo3b" style:family="text">
      <style:text-properties style:font-name="Lucida Console" style:font-name-asian="Times New Roman" fo:color="#FFFFFF"/>
    </style:style>
    <style:style style:name="P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1" style:parent-style-name="gntyacmbo3b" style:family="text">
      <style:text-properties style:font-name="Lucida Console" style:font-name-asian="Times New Roman" fo:color="#FFFFFF"/>
    </style:style>
    <style:style style:name="P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3" style:parent-style-name="gntyacmbo3b" style:family="text">
      <style:text-properties style:font-name="Lucida Console" style:font-name-asian="Times New Roman" fo:color="#FFFFFF"/>
    </style:style>
    <style:style style:name="T94" style:parent-style-name="gntyacmbo3b" style:family="text">
      <style:text-properties style:font-name="Lucida Console" style:font-name-asian="Times New Roman" fo:color="#FFFFFF" fo:background-color="#00FF00"/>
    </style:style>
    <style:style style:name="P9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6" style:parent-style-name="gntyacmbo3b" style:family="text">
      <style:text-properties style:font-name="Lucida Console" style:font-name-asian="Times New Roman" fo:color="#FFFFFF"/>
    </style:style>
    <style:style style:name="T97" style:parent-style-name="gntyacmbo3b" style:family="text">
      <style:text-properties style:font-name="Lucida Console" style:font-name-asian="Times New Roman" fo:color="#FFFFFF" fo:background-color="#00FF00"/>
    </style:style>
    <style:style style:name="P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" style:parent-style-name="gntyacmbo3b" style:family="text">
      <style:text-properties style:font-name="Lucida Console" style:font-name-asian="Times New Roman" fo:color="#FFFFFF"/>
    </style:style>
    <style:style style:name="P100" style:parent-style-name="Normal" style:family="paragraph">
      <style:paragraph-properties fo:text-indent="0in"/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$pvt_reaction_time</text:p>
      <text:p text:style-name="P4"><text:s text:c="2"/>Tukey multiple comparisons of means</text:p>
      <text:p text:style-name="P5"><text:s text:c="4"/>95% family-wise confidence level</text:p>
      <text:p text:style-name="P6"/>
      <text:p text:style-name="P7">$`as.factor(cluster)`</text:p>
      <text:p text:style-name="P8"><text:s text:c="11"/>diff <text:s text:c="9"/>lwr <text:s text:c="8"/>upr <text:s text:c="4"/>p adj</text:p>
      <text:p text:style-name="P9"><text:span text:style-name="T10">2-1</text:span><text:span text:style-name="T11"><text:s/>-0.08578629 -0.122061992 -0.04951058<text:s/></text:span><text:span text:style-name="T12">0.0000002</text:span></text:p>
      <text:p text:style-name="P13"><text:span text:style-name="T14">3-1</text:span><text:span text:style-name="T15"><text:s/>-0.06956511 -0.110930099 -0.02820012<text:s/></text:span><text:span text:style-name="T16">0.0002071</text:span></text:p>
      <text:p text:style-name="P17">4-1 <text:s/>0.04445552 -0.006461266 <text:s/>0.09537230 0.1081343</text:p>
      <text:p text:style-name="P18">3-2 <text:s/>0.01622118 -0.020762294 <text:s/>0.05320465 0.6563956</text:p>
      <text:p text:style-name="P19"><text:span text:style-name="T20">4-2</text:span><text:span text:style-name="T21"><text:s text:c="2"/>0.13024180 <text:s/>0.082815718 <text:s/>0.17766789<text:s/></text:span><text:span text:style-name="T22">0.0000000</text:span></text:p>
      <text:p text:style-name="P23"><text:span text:style-name="T24">4-3</text:span><text:span text:style-name="T25"><text:s text:c="2"/>0.11402063 <text:s/>0.062597194 <text:s/>0.16544406<text:s/></text:span><text:span text:style-name="T26">0.0000010</text:span></text:p>
      <text:p text:style-name="P27">Significant differences between:</text:p>
      <text:list text:style-name="LFO2" text:continue-numbering="true">
        <text:list-item>
          <text:p text:style-name="P28">C1 and C2</text:p>
        </text:list-item>
        <text:list-item>
          <text:p text:style-name="P29">C1 and C3</text:p>
        </text:list-item>
        <text:list-item>
          <text:p text:style-name="P30">C2 and C4</text:p>
        </text:list-item>
        <text:list-item>
          <text:p text:style-name="P31">C3 and C4</text:p>
        </text:list-item>
      </text:list>
      <text:p text:style-name="P32">No significant differences between:</text:p>
      <text:list text:style-name="LFO2" text:continue-numbering="true">
        <text:list-item>
          <text:p text:style-name="P33">C1 and C4</text:p>
        </text:list-item>
        <text:list-item>
          <text:p text:style-name="P34">C2 and C3</text:p>
        </text:list-item>
      </text:list>
      <text:p text:style-name="P35">C2 and C3 lower means,<text:s/>C1 and C4 higher means</text:p>
      <text:p text:style-name="P36"/>
      <text:p text:style-name="P37"><text:span text:style-name="T38">$nback_miss_1</text:span></text:p>
      <text:p text:style-name="P39"><text:span text:style-name="T40"><text:s text:c="2"/>Tukey multiple comparisons of means</text:span></text:p>
      <text:p text:style-name="P41"><text:span text:style-name="T42"><text:s text:c="4"/>95% family-wise confidence level</text:span></text:p>
      <text:p text:style-name="P43"/>
      <text:p text:style-name="P44"><text:span text:style-name="T45">$`as.factor(cluster)`</text:span></text:p>
      <text:p text:style-name="P46"><text:span text:style-name="T47"><text:s text:c="9"/>diff <text:s text:c="7"/>lwr <text:s text:c="6"/>upr <text:s text:c="4"/>p adj</text:span></text:p>
      <text:p text:style-name="P48"><text:span text:style-name="T49">2-1</text:span><text:span text:style-name="T50"><text:s/>-5.231237 -8.9132304 -1.549244<text:s/></text:span><text:span text:style-name="T51">0.0021132</text:span></text:p>
      <text:p text:style-name="P52"><text:span text:style-name="T53">3-1 -1.246324 -5.4448803 <text:s/>2.952233 0.8621712</text:span></text:p>
      <text:p text:style-name="P54"><text:span text:style-name="T55">4-1 <text:s/>3.816176 -1.3518897 <text:s/>8.984243 0.2190899</text:span></text:p>
      <text:p text:style-name="P56"><text:span text:style-name="T57">3-2</text:span><text:span text:style-name="T58"><text:s text:c="2"/>3.984914 <text:s/>0.2310822 <text:s/>7.738745<text:s/></text:span><text:span text:style-name="T59">0.0332465</text:span></text:p>
      <text:p text:style-name="P60"><text:span text:style-name="T61">4-2</text:span><text:span text:style-name="T62"><text:s text:c="2"/>9.047414 <text:s/>4.2336543 13.861173<text:s/></text:span><text:span text:style-name="T63">0.0000312</text:span></text:p>
      <text:p text:style-name="P64"><text:span text:style-name="T65">4-3 <text:s/>5.062500 -0.1569910 10.281991 0.0605568</text:span></text:p>
      <text:p text:style-name="P66">Significant differences between:</text:p>
      <text:list text:style-name="LFO2" text:continue-numbering="true">
        <text:list-item>
          <text:p text:style-name="P67">C1 and C2 (C2 fewer misses than C1)</text:p>
        </text:list-item>
        <text:list-item>
          <text:p text:style-name="P68">C2 and C3 (C2 fewer misses than C3)</text:p>
        </text:list-item>
        <text:list-item>
          <text:p text:style-name="P69">C2 and C4 (C2 fewer misses than C4)</text:p>
        </text:list-item>
      </text:list>
      <text:p text:style-name="P70">No significant differences:</text:p>
      <text:list text:style-name="LFO2" text:continue-numbering="true">
        <text:list-item>
          <text:p text:style-name="P71">C1 and C3</text:p>
        </text:list-item>
        <text:list-item>
          <text:p text:style-name="P72">C1 and C4</text:p>
        </text:list-item>
      </text:list>
      <text:p text:style-name="P73"/>
      <text:p text:style-name="P74"><text:span text:style-name="T75">$nback_miss_2</text:span></text:p>
      <text:p text:style-name="P76"><text:span text:style-name="T77"><text:s text:c="2"/>Tukey multiple comparisons of means</text:span></text:p>
      <text:p text:style-name="P78"><text:span text:style-name="T79"><text:s text:c="4"/>95% family-wise confidence level</text:span></text:p>
      <text:p text:style-name="P80"/>
      <text:p text:style-name="P81"><text:span text:style-name="T82">$`as.factor(cluster)`</text:span></text:p>
      <text:p text:style-name="P83"><text:span text:style-name="T84"><text:s text:c="9"/>diff <text:s text:c="6"/>lwr <text:s text:c="6"/>upr <text:s text:c="4"/>p adj</text:span></text:p>
      <text:p text:style-name="P85"><text:span text:style-name="T86">2-1 -4.081136 -6.798489 -1.363783<text:s/></text:span><text:span text:style-name="T87">0.0010521</text:span></text:p>
      <text:soft-page-break/>
      <text:p text:style-name="P88"><text:span text:style-name="T89">3-1 <text:s/>1.533088 -1.565494 <text:s/>4.631671 0.5636596</text:span></text:p>
      <text:p text:style-name="P90"><text:span text:style-name="T91">4-1 <text:s/>2.720588 -1.093503 <text:s/>6.534680 0.2464985</text:span></text:p>
      <text:p text:style-name="P92"><text:span text:style-name="T93">3-2 <text:s/>5.614224 <text:s/>2.843854 <text:s/>8.384595<text:s/></text:span><text:span text:style-name="T94">0.0000072</text:span></text:p>
      <text:p text:style-name="P95"><text:span text:style-name="T96">4-2 <text:s/>6.801724 <text:s/>3.249115 10.354333<text:s/></text:span><text:span text:style-name="T97">0.0000221</text:span></text:p>
      <text:p text:style-name="P98"><text:span text:style-name="T99">4-3 <text:s/>1.187500 -2.664544 <text:s/>5.039544 0.8483325</text:span></text:p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8T17:28:00Z</dc:date>
    <meta:template xlink:href="Normal.dotm" xlink:type="simple"/>
    <meta:editing-cycles>2</meta:editing-cycles>
    <meta:editing-duration>PT0S</meta:editing-duration>
    <meta:user-defined meta:name="GrammarlyDocumentId">7a64cbdb-7780-4642-82ea-41af99f16bae</meta:user-defined>
    <meta:document-statistic meta:page-count="2" meta:paragraph-count="61" meta:word-count="239" meta:character-count="1648" meta:row-count="61" meta:non-whitespace-character-count="1470"/>
  </office:meta>
</office:document-meta>
</file>